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0d4" officeooo:paragraph-rsid="0019a0d4"/>
    </style:style>
    <style:style style:name="P2" style:family="paragraph" style:parent-style-name="Standard">
      <style:text-properties officeooo:paragraph-rsid="0019a0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Début de la partie</text:p>
      <text:p text:style-name="Standard"/>
      <text:p text:style-name="Standard">Bienvenue dans le jeu Sudoku!</text:p>
      <text:p text:style-name="Standard">Voici la grille actuelle:</text:p>
      <text:p text:style-name="Standard"/>
      <text:p text:style-name="Standard"><text:s text:c="2"/>5 3 _ | _ 7 _ | _ _ _</text:p>
      <text:p text:style-name="Standard"><text:s text:c="2"/>6 _ _ | 1 9 5 | _ _ _</text:p>
      <text:p text:style-name="Standard"><text:s text:c="2"/>_ 9 8 | _ _ _ | _ 6 _</text:p>
      <text:p text:style-name="Standard">-----------------------------------</text:p>
      <text:p text:style-name="Standard"><text:s text:c="2"/>8 _ _ | _ 6 _ | _ _ 3</text:p>
      <text:p text:style-name="Standard"><text:s text:c="2"/>4 _ _ | 8 _ 3 | _ _ 1</text:p>
      <text:p text:style-name="Standard"><text:s text:c="2"/>7 _ _ | _ 2 _ | _ _ 6</text:p>
      <text:p text:style-name="Standard">-----------------------------------</text:p>
      <text:p text:style-name="Standard"><text:s text:c="2"/>_ 6 _ | _ _ _ | 2 8 _</text:p>
      <text:p text:style-name="Standard"><text:s text:c="2"/>_ _ _ | 4 1 9 | _ _ 5</text:p>
      <text:p text:style-name="Standard"><text:s text:c="2"/>_ _ _ | _ 8 _ | _ 7 9</text:p>
      <text:p text:style-name="Standard"/>
      <text:p text:style-name="Standard">Sélectionnez une case en entrant les coordonnées (ligne et colonne) ou entrez 'q' pour quitter:</text:p>
      <text:p text:style-name="Standard">&gt; Ligne (1-9): [LIGNE]</text:p>
      <text:p text:style-name="Standard">&gt; Colonne (1-9): [COLONNE]</text:p>
      <text:p text:style-name="P2">&gt; Pour effacer une case, entrez 0.</text:p>
      <text:p text:style-name="Standard"/>
      <text:p text:style-name="Standard">2. Choisissez une valeur à insérer:</text:p>
      <text:p text:style-name="Standard"><text:s text:c="3"/>- Entrez un chiffre (1-9) pour insérer une valeur dans la case sélectionnée.</text:p>
      <text:p text:style-name="Standard"/>
      <text:p text:style-name="Standard">3. Messages d'erreur:</text:p>
      <text:p text:style-name="Standard"><text:s text:c="3"/>- Si vous entrez une valeur invalide, un message d'erreur s'affichera.</text:p>
      <text:p text:style-name="Standard"><text:s text:c="3"/>- Par exemple, "Valeur invalide. Entrez un chiffre de 1 à 9."</text:p>
      <text:p text:style-name="Standard"/>
      <text:p text:style-name="Standard">4. Fin de partie:</text:p>
      <text:p text:style-name="Standard"><text:s text:c="3"/>- Lorsque vous remplissez la grille avec les chiffres corrects, un message de victoire s'affiche.</text:p>
      <text:p text:style-name="Standard"/>
      <text:p text:style-name="Standard">--------------------------------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4:28:30.210000000</meta:creation-date>
    <dc:date>2023-10-16T14:31:29.155000000</dc:date>
    <meta:editing-duration>PT3M1S</meta:editing-duration>
    <meta:editing-cycles>1</meta:editing-cycles>
    <meta:document-statistic meta:table-count="0" meta:image-count="0" meta:object-count="0" meta:page-count="1" meta:paragraph-count="26" meta:word-count="209" meta:character-count="952" meta:non-whitespace-character-count="739"/>
    <meta:generator>LibreOffice/7.6.0.3$Windows_X86_64 LibreOffice_project/69edd8b8ebc41d00b4de3915dc82f8f0fc3b6265</meta:generator>
  </office:meta>
</office:document-meta>
</file>